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ab65" officeooo:paragraph-rsid="0003ab65"/>
    </style:style>
    <style:style style:name="P2" style:family="paragraph" style:parent-style-name="Heading_20_1">
      <style:text-properties officeooo:rsid="0003ab65" officeooo:paragraph-rsid="0003ab65"/>
    </style:style>
    <style:style style:name="P3" style:family="paragraph" style:parent-style-name="Heading_20_1">
      <style:paragraph-properties fo:break-before="page"/>
      <style:text-properties officeooo:rsid="0003ab65" officeooo:paragraph-rsid="0003ab65"/>
    </style:style>
    <style:style style:name="P4" style:family="paragraph" style:parent-style-name="Text_20_body">
      <style:text-properties officeooo:rsid="0003ab65" officeooo:paragraph-rsid="0003ab65"/>
    </style:style>
    <style:style style:name="P5" style:family="paragraph" style:parent-style-name="Text_20_body">
      <style:text-properties officeooo:rsid="000465dc" officeooo:paragraph-rsid="000465dc"/>
    </style:style>
    <style:style style:name="T1" style:family="text">
      <style:text-properties officeooo:rsid="00046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necdote 1 : La femme au fusil</text:h>
      <text:p text:style-name="P1"/>
      <text:p text:style-name="P1"><text:tab/>Ma première anecdote vient d'un voyage en Israël. Étant franco-israëlien, j'ai eu plusieurs fois l'occasion de voyager dans ce pays, et plusieurs fois de m'étonner de la culture locale qui en certains points diffère tellement de la France.</text:p>
      <text:p text:style-name="P1"><text:tab/>Celle qui m'a le plus étonné s'est déroulée est le fait de croiser des gens armés dans la rue. A ma connaissance, Israël n'autorise pas le port d'armes pour tous comme c'est le cas aux USA, en revanche les militaires peuvent porter leurs armes même en civil (information néanmoins à confirmer).</text:p>
      <text:p text:style-name="P1">Le fait est que le service militaire est obligatoire en Israël, ce qui fait que le nombre de militaires par rapport à la population du pays est assez élevé, d'autant plus que le pays est en guerre. Il m'est donc arri<text:span text:style-name="T1">v</text:span>é plu<text:span text:style-name="T1">sieurs fois de croiser des personnes habillées en civil et armées et cela fait toujours un drôle d'effet. </text:span></text:p>
      <text:p text:style-name="P5">La fois la plus marquante a été durant une sortie à la plage en famille, où nous avons vu une jeune femme tranquillement arriver en tenue de plage avec son arme à l'épaule, la déposer à côté de sa serviette de bain et se mettre en maillot comme si c'était parfaitement naturel.</text:p>
      <text:p text:style-name="P5">Et de fait, ça l'était pour elle, mais en ce qui me concerne, en plus de trouver ça légèrement effrayant et dérangeant, l'idée d'emmener une arme à feu pour un moment de détente me semblait et me semble toujours totalement incongrue. </text:p>
      <text:h text:style-name="P3" text:outline-level="1">Anecdote 2 : L’exubérance londonienne</text:h>
      <text:h text:style-name="P3" text:outline-level="1">Anecdote 3 : Le sabbat en Israël</text:h>
      <text:h text:style-name="P3" text:outline-level="1">Anecdote 3 :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0:55:51.853000000</meta:creation-date>
    <dc:date>2016-04-12T10:22:53.848000000</dc:date>
    <meta:editing-duration>PT14M27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4" meta:paragraph-count="9" meta:word-count="263" meta:character-count="1486" meta:non-whitespace-character-count="1227"/>
  </office:meta>
</office:document-meta>
</file>